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4f43" officeooo:paragraph-rsid="00014f43"/>
    </style:style>
    <style:style style:name="P2" style:family="paragraph" style:parent-style-name="Standard">
      <style:text-properties style:text-line-through-style="none" style:text-line-through-type="none" officeooo:rsid="00014f43" officeooo:paragraph-rsid="00014f43"/>
    </style:style>
    <style:style style:name="P3" style:family="paragraph" style:parent-style-name="Standard">
      <style:text-properties style:text-line-through-style="none" style:text-line-through-type="none" officeooo:rsid="000307cb" officeooo:paragraph-rsid="00014f43"/>
    </style:style>
    <style:style style:name="P4" style:family="paragraph" style:parent-style-name="Standard">
      <style:text-properties style:text-line-through-style="none" style:text-line-through-type="none" officeooo:rsid="000887c7" officeooo:paragraph-rsid="000887c7"/>
    </style:style>
    <style:style style:name="P5" style:family="paragraph" style:parent-style-name="Standard">
      <style:text-properties officeooo:rsid="00014f43" officeooo:paragraph-rsid="00014f43"/>
    </style:style>
    <style:style style:name="P6" style:family="paragraph" style:parent-style-name="Standard">
      <style:text-properties officeooo:rsid="000781db" officeooo:paragraph-rsid="00014f43"/>
    </style:style>
    <style:style style:name="P7" style:family="paragraph" style:parent-style-name="Standard">
      <style:text-properties officeooo:rsid="000781db" officeooo:paragraph-rsid="000781db"/>
    </style:style>
    <style:style style:name="P8" style:family="paragraph" style:parent-style-name="Standard">
      <style:text-properties officeooo:rsid="000887c7" officeooo:paragraph-rsid="000887c7"/>
    </style:style>
    <style:style style:name="T1" style:family="text">
      <style:text-properties style:text-line-through-style="none" style:text-line-through-type="none"/>
    </style:style>
    <style:style style:name="T2" style:family="text">
      <style:text-properties officeooo:rsid="00024830"/>
    </style:style>
    <style:style style:name="T3" style:family="text">
      <style:text-properties officeooo:rsid="000307cb"/>
    </style:style>
    <style:style style:name="T4" style:family="text">
      <style:text-properties officeooo:rsid="0005c7ec"/>
    </style:style>
    <style:style style:name="T5" style:family="text">
      <style:text-properties officeooo:rsid="000781db"/>
    </style:style>
    <style:style style:name="T6" style:family="text">
      <style:text-properties officeooo:rsid="0008c7ec"/>
    </style:style>
    <style:style style:name="T7" style:family="text">
      <style:text-properties officeooo:rsid="000a203d"/>
    </style:style>
    <style:style style:name="T8" style:family="text">
      <style:text-properties officeooo:rsid="000bb1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aster management</text:p>
      <text:p text:style-name="P1">-A web based / mobile application for better distribution of relief material and disaster mana<text:span text:style-name="T1">gement.</text:span></text:p>
      <text:p text:style-name="P2">-Inspired by innovative ideas like cloth bank, free food for needy during the ongoing COVID-19 lock down.</text:p>
      <text:p text:style-name="P1">-<text:span text:style-name="T2">People at risk; especially with low income, daily wage workers etc. are registered. Any document issued by the government of Nepal is also attached with each person for verification and make sure that no repetitive entry is made.</text:span></text:p>
      <text:p text:style-name="P1">-<text:span text:style-name="T2">Any Nepali citizen can become a member.</text:span></text:p>
      <text:p text:style-name="P1">-<text:span text:style-name="T2">During big disaster this application can be used to identify vulnerable people and provide them some help form individual level. Once they receive relief materials this information is entered so that same person doesn’t get double benefit.</text:span></text:p>
      <text:p text:style-name="P1">-<text:span text:style-name="T3">Interested members can voluntarily verify information from their locality if needed. Information is cross checked by members themselves but application host will have final say. They can add or remove some records based on ground reality.</text:span></text:p>
      <text:p text:style-name="P3">-The main problem during disaster management is lack of coordination among individuals, NGOs, INGOs and even governmental authorities. </text:p>
      <text:p text:style-name="P2">-<text:span text:style-name="T3">The features of the application can be further discussed.</text:span></text:p>
      <text:p text:style-name="P2"/>
      <text:p text:style-name="P2"/>
      <text:p text:style-name="P1">-<text:span text:style-name="T4">Tyo chai esto platform hunxa ja chai jo koi ni sign up huna sakxa, tara euta valid id chai upload gara parcha hai</text:span></text:p>
      <text:p text:style-name="P1">-<text:span text:style-name="T4">Tyo platform ma chai disaster le paila asar garne manche haru ko information hunxa hai, verified info.</text:span></text:p>
      <text:p text:style-name="P1">-<text:span text:style-name="T4">Data kasari aaucha ta? Ahile lai sano community level ko scale ma herda timi hami jasti manxe haru connect bhayera voluntarily aafno kei time dera testo data linxan ani upload hunxa. Survey garda unarle ti manxe ko verified id pani linxan.</text:span></text:p>
      <text:p text:style-name="P1">-<text:span text:style-name="T4">Aba manau tya chai gaththaghar ma currently daily wage ma kam garne ko data cha. Timi ra maile sign up garya xau. Malai kei help garna man lagyo aba mero area ma paila help kaslai chaina sakxa tesko naam top ma aauxa ani aru aaula tala.</text:span></text:p>
      <text:p text:style-name="P1">-<text:span text:style-name="T4">Maile tyo list ko A bhanne lai help gare ani A lai help diye maile bhanerya feri info hale.</text:span></text:p>
      <text:p text:style-name="P1">-<text:span text:style-name="T5">Aba timle help garna chada A top ma hunna, aba list ko arko top ma aauxa.</text:span></text:p>
      <text:p text:style-name="P1">-<text:span text:style-name="T5">Tesari chalne socheko.</text:span></text:p>
      <text:p text:style-name="P1">-<text:span text:style-name="T5">Kina bhanda earthquake ko bela ma relief material paune le pako pai bhayo ta koi le kehi payena even ahile pani kaslai kati help garne bhanne data nai government sanga nabhyera problem aayo ani jo payo tehi lai diye.</text:span></text:p>
      <text:p text:style-name="P1">-<text:span text:style-name="T5">Aba pachi esko database expand garna ta hamle thuprai source haru sochna sakiyela.</text:span></text:p>
      <text:p text:style-name="P6"/>
      <text:p text:style-name="P7">La aba criticism chaiyo !</text:p>
      <text:p text:style-name="P7"/>
      <text:p text:style-name="P7">-Aba list ma priority kasari decide garne bhanne chai sruvey data ma k k field cha bhanne ma depend garcha.</text:p>
      <text:p text:style-name="P7">-Maile dekheko main challenge bhaneko false information lai kasari cross check garne ho bhanne lagxa. Yo idea chai mainly individual level bata hune help lai coordinated banaune soch ma ho, government ko wa aru kunai NGO, INGO ko aafnai mechanism hola paile nai. </text:p>
      <text:p text:style-name="P7"/>
      <text:p text:style-name="P8">Euta situation sochau hai, earthquake gayo aba mero ghar bhatkiyo tara mero chimekiko bhatkena aba ma sanga kei rahena shelter ko lagi aba ma hamro platform ma member chu bas account banako thiye kunai bela. Tya maile kei upload gare mero ghar bhatkiyo ma sanga kehi xaina ahile bhanera. Peroson A le relief material badne kam gardai thyo merai area ma aba usle malai priority ma rakhos k. Tyo platform usko lagi euta information paune thu ho tya kunai transaction type ko kei hunna. Aba tyo manxe le false info haleko raixa bhanne kura tha bhayo bhane k ta? Usko info ma ksaile <text:soft-page-break/>report garyo bhane tyo priority ma parena(I know esma complication cha) manau solve bhayo ahile lai.</text:p>
      <text:p text:style-name="P8">Aba kasaile thapyena bhane ni dine manxe le ek pali diye pachi u jasari ni tala gayo tyo bhaneko fake victim le ek pali ta payo tara barambar payena. Baru actual victim le paune chance badyo. Purai <text:span text:style-name="T6">havoc ko situation ma main problem nai info ho, manxe haru chaine bhanda nachine info ko pachi lagxan.</text:span></text:p>
      <text:p text:style-name="P8"/>
      <text:p text:style-name="P8">-<text:span text:style-name="T7">hamro data ko mainly location ko basis ma cluster garinxa hai paila ta, ahile hamro jun administrative division cha ni tesko basis ma</text:span></text:p>
      <text:p text:style-name="P8">-<text:span text:style-name="T7">aba euta particular thau ma chai kasle paila paune bhanne question aayo hai. </text:span></text:p>
      <text:p text:style-name="P8">-<text:span text:style-name="T7">hamro platform le timi eslai paila deu wa timli uslai paila deu bhanne haina paila tyo clear hau hai</text:span></text:p>
      <text:p text:style-name="P4"><text:span text:style-name="T7">-aba disaster le koi dukha ma cha, ma help garna sakne thau ma xaina tara maile tyo info diye kasaile garyo. Priority ko lagi manau 1 _10 ko scale cha re maile help paye si mero point ghatyo ra harek patak pauda thap point ghatyo. Tara kei help napako ko chai jaile top ma hunxa. Koi number 1, number 2 bhanne haina iniharu need ma xan hai bhanne info matra ho.</text:span></text:p>
      <text:p text:style-name="P4">-<text:span text:style-name="T8">aba esma detail work ta necessary ta ch ha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2T15:31:57.062325609</meta:creation-date>
    <dc:date>2020-07-03T01:21:28.576616176</dc:date>
    <meta:editing-duration>PT4H42M47S</meta:editing-duration>
    <meta:editing-cycles>2</meta:editing-cycles>
    <meta:generator>LibreOffice/6.0.7.3$Linux_X86_64 LibreOffice_project/00m0$Build-3</meta:generator>
    <meta:document-statistic meta:table-count="0" meta:image-count="0" meta:object-count="0" meta:page-count="2" meta:paragraph-count="28" meta:word-count="773" meta:character-count="4442" meta:non-whitespace-character-count="3694"/>
  </office:meta>
</office:document-meta>
</file>